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374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9.972cm" svg:height="19.374cm" svg:x="1.28cm" svg:y="1.835cm">
          <draw:text-box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10:03:59</meta:creation-date>
    <dc:date>2010-07-30T11:19:46</dc:date>
    <meta:editing-cycles>3</meta:editing-cycles>
    <meta:editing-duration>PT5M56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